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justify"/>
    </style:style>
    <style:style style:name="P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 fo:font-weight="bold" style:font-weight-asian="bold" style:font-weight-complex="bold"/>
    </style:style>
    <style:style style:name="T3" style:family="text">
      <style:text-properties fo:color="#ffcc99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6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7" style:family="text">
      <style:text-properties fo:color="#23ff23"/>
    </style:style>
    <style:style style:name="T8" style:family="text">
      <style:text-properties fo:color="#ffcc99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ffff"/>
    </style:style>
    <style:style style:name="T12" style:family="text">
      <style:text-properties fo:color="#ffcc99"/>
    </style:style>
    <style:style style:name="T13" style:family="text">
      <style:text-properties fo:color="#ffff00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The C in C++</presentation:footer-decl>
      <presentation:footer-decl presentation:name="ftr2">CMPTxxxx</presentation:footer-decl>
      <presentation:date-time-decl presentation:name="dtd1" presentation:source="fixed">12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The C in C++: Basic Syntax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2 January 2009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Control/flow constructs</text:p>
          </draw:text-box>
        </draw:frame>
        <draw:frame presentation:style-name="pr5" draw:layer="layout" svg:width="25.199cm" svg:height="14.935cm" svg:x="1.4cm" svg:y="4.507cm" presentation:class="outline" presentation:user-transformed="true">
          <draw:text-box>
            <text:list text:style-name="L2">
              <text:list-item>
                <text:p><text:span text:style-name="T1">Compound</text:span> statement:</text:p>
                <text:list>
                  <text:list-item>
                    <text:list>
                      <text:list-item>
                        <text:p><text:span text:style-name="T2">{ </text:span><text:span text:style-name="T3">statement</text:span><text:span text:style-name="T2">; </text:span><text:span text:style-name="T3">statement</text:span><text:span text:style-name="T2">; .... 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f</text:span> / <text:span text:style-name="T1">else</text:span>:</text:p>
                <text:list>
                  <text:list-item>
                    <text:list>
                      <text:list-item>
                        <text:p text:style-name="P3"><text:span text:style-name="T2">if (</text:span><text:span text:style-name="T3">test</text:span><text:span text:style-name="T2">) </text:span><text:span text:style-name="T3">statemen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ile</text:span>, <text:span text:style-name="T1">do</text:span>/<text:span text:style-name="T1">while</text:span>:</text:p>
                <text:list>
                  <text:list-item>
                    <text:list>
                      <text:list-item>
                        <text:p><text:span text:style-name="T2">while (</text:span><text:span text:style-name="T3">test</text:span><text:span text:style-name="T2">) </text:span><text:span text:style-name="T3">statement</text:span></text:p>
                      </text:list-item>
                      <text:list-item>
                        <text:p><text:span text:style-name="T2">do </text:span><text:span text:style-name="T3">statement</text:span><text:span text:style-name="T2"> while (</text:span><text:span text:style-name="T3">test</text:span><text:span text:style-name="T2">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reak</text:span>, <text:span text:style-name="T1">continue</text:span> (inside any loop):</text:p>
                <text:list>
                  <text:list-item>
                    <text:list>
                      <text:list-item>
                        <text:p><text:span text:style-name="T4">while (true) {</text:span></text:p>
                        <text:list>
                          <text:list-item>
                            <text:p><text:span text:style-name="T4">If (want_to_quit) break;</text:span></text:p>
                          </text:list-item>
                        </text:list>
                      </text:list-item>
                      <text:list-item>
                        <text:p><text:span text:style-name="T4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The “dangling else” problem</text:p>
          </draw:text-box>
        </draw:frame>
        <draw:frame presentation:style-name="pr8" draw:text-style-name="P7" draw:layer="layout" svg:width="25.199cm" svg:height="15.419cm" svg:x="1.4cm" svg:y="4.507cm" presentation:class="outline" presentation:user-transformed="true">
          <draw:text-box>
            <text:p text:style-name="P4"><text:span text:style-name="T5">if (cond1)</text:span></text:p>
            <text:p text:style-name="P5"><text:span text:style-name="T6">if (cond2)</text:span></text:p>
            <text:p text:style-name="P6"><text:span text:style-name="T6">statement1;</text:span></text:p>
            <text:p text:style-name="P4"><text:span text:style-name="T5">else</text:span></text:p>
            <text:p text:style-name="P5"><text:span text:style-name="T6">statement2;</text:span></text:p>
            <text:list text:style-name="L2">
              <text:list-item>
                <text:p text:style-name="P1">Which <text:span text:style-name="T1">if</text:span> is the <text:span text:style-name="T1">else</text:span> attached to?</text:p>
              </text:list-item>
              <text:list-item>
                <text:p text:style-name="P1">Solution: always use <text:span text:style-name="T1">braces</text:span></text:p>
              </text:list-item>
            </text:list>
            <text:p text:style-name="P4"><text:span text:style-name="T5">if (cond1) {</text:span></text:p>
            <text:p text:style-name="P5"><text:span text:style-name="T6">if (cond2) {</text:span></text:p>
            <text:p text:style-name="P6"><text:span text:style-name="T6">statement1;</text:span></text:p>
            <text:p text:style-name="P5"><text:span text:style-name="T6">}</text:span></text:p>
            <text:p text:style-name="P4"><text:span text:style-name="T5">} else {</text:span></text:p>
            <text:p text:style-name="P5"><text:span text:style-name="T6">statement2;</text:span></text:p>
            <text:p text:style-name="P4"><text:span text:style-name="T5">}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For loops in C++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For</text:span> loops in C/C++ are different from Python</text:p>
              </text:list-item>
              <text:list-item>
                <text:p><text:span text:style-name="T7">for (</text:span><text:span text:style-name="T8">init</text:span><text:span text:style-name="T7">; </text:span><text:span text:style-name="T8">test</text:span><text:span text:style-name="T7">; </text:span><text:span text:style-name="T8">step</text:span><text:span text:style-name="T7">) </text:span><text:span text:style-name="T8">statement</text:span></text:p>
              </text:list-item>
              <text:list-item>
                <text:p>Common usage: <text:span text:style-name="T1">counting</text:span> loop:</text:p>
                <text:list>
                  <text:list-item>
                    <text:list>
                      <text:list-item>
                        <text:p><text:span text:style-name="T4">for (int i=0; i&lt;10; i++) {</text:span></text:p>
                        <text:list>
                          <text:list-item>
                            <text:p><text:span text:style-name="T4">cout &lt;&lt; i &lt;&lt; “ ”;</text:span></text:p>
                          </text:list-item>
                        </text:list>
                      </text:list-item>
                      <text:list-item>
                        <text:p><text:span text:style-name="T4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quence</text:span> of execution:</text:p>
                <text:list>
                  <text:list-item>
                    <text:p><text:span text:style-name="T9">Init; test; statement; step;</text:span><text:span text:style-name="T9"><text:line-break/></text:span><text:span text:style-name="T9">test; statement; step;</text:span><text:span text:style-name="T9"><text:line-break/></text:span><text:span text:style-name="T9">test; statement; step; ...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>Multi-selection: switch / case</text:p>
          </draw:text-box>
        </draw:frame>
        <draw:frame presentation:style-name="pr5" draw:layer="layout" svg:width="25.199cm" svg:height="16.6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2">switch (</text:span><text:span text:style-name="T3">expr</text:span><text:span text:style-name="T2">) {</text:span></text:p>
                        <text:list>
                          <text:list-item>
                            <text:p><text:span text:style-name="T2">case </text:span><text:span text:style-name="T3">value</text:span><text:span text:style-name="T2">: </text:span><text:span text:style-name="T3">statement</text:span><text:span text:style-name="T2">; </text:span><text:span text:style-name="T3">break</text:span><text:span text:style-name="T2">;</text:span></text:p>
                          </text:list-item>
                          <text:list-item>
                            <text:p><text:span text:style-name="T2">case </text:span><text:span text:style-name="T3">value</text:span><text:span text:style-name="T2">: </text:span><text:span text:style-name="T3">statement</text:span><text:span text:style-name="T2">; </text:span><text:span text:style-name="T3">break</text:span><text:span text:style-name="T2">;</text:span></text:p>
                          </text:list-item>
                          <text:list-item>
                            <text:p><text:span text:style-name="T10">etc...</text:span></text:p>
                          </text:list-item>
                          <text:list-item>
                            <text:p><text:span text:style-name="T2">default: </text:span><text:span text:style-name="T3">statement</text:span><text:span text:style-name="T2">;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  <text:list-item>
                <text:p><text:span text:style-name="T8">Value</text:span>s must be <text:span text:style-name="T1">integral</text:span> (strings don't work)</text:p>
              </text:list-item>
              <text:list-item>
                <text:p>If <text:span text:style-name="T8">break</text:span> is omitted, execution <text:span text:style-name="T1">falls through</text:span> to next case. <text:s/>Useful for <text:span text:style-name="T1">multiple cases</text:span>:</text:p>
                <text:list>
                  <text:list-item>
                    <text:list>
                      <text:list-item>
                        <text:p><text:span text:style-name="T4">switch (inputChar) {</text:span></text:p>
                        <text:list>
                          <text:list-item>
                            <text:p><text:span text:style-name="T4">case “Y”:</text:span></text:p>
                          </text:list-item>
                          <text:list-item>
                            <text:p><text:span text:style-name="T4">case “y”: launch_missiles(); break;</text:span></text:p>
                          </text:list-item>
                        </text:list>
                      </text:list-item>
                      <text:list-item>
                        <text:p><text:span text:style-name="T4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>Basic operators</text:p>
          </draw:text-box>
        </draw:frame>
        <draw:frame presentation:style-name="pr5" draw:layer="layout" svg:width="25.199cm" svg:height="14.621cm" svg:x="1.4cm" svg:y="4.507cm" presentation:class="outline" presentation:user-transformed="true">
          <draw:text-box>
            <text:list text:style-name="L2">
              <text:list-item>
                <text:p>All the usual arithmetic <text:span text:style-name="T1">operators</text:span> still work:</text:p>
                <text:list>
                  <text:list-item>
                    <text:p><text:span text:style-name="T7">+</text:span>, <text:span text:style-name="T7">-</text:span>, <text:span text:style-name="T7">*</text:span>, <text:span text:style-name="T7">/</text:span> (integer div truncates), <text:span text:style-name="T7">%</text:span></text:p>
                  </text:list-item>
                  <text:list-item>
                    <text:p><text:span text:style-name="T1">boolean</text:span> operator: <text:span text:style-name="T7">&amp;&amp;</text:span> (<text:span text:style-name="T7">and</text:span>), <text:span text:style-name="T7">||</text:span> (<text:span text:style-name="T7">or</text:span>), <text:span text:style-name="T7">!</text:span> (<text:span text:style-name="T7">not</text:span>)</text:p>
                  </text:list-item>
                  <text:list-item>
                    <text:p><text:span text:style-name="T1">bitwise</text:span> operators: <text:span text:style-name="T7">&amp;</text:span>,<text:span text:style-name="T7"> |</text:span>, <text:span text:style-name="T7">^</text:span> (xor), <text:span text:style-name="T7">~</text:span> (<text:span text:style-name="T11">compl</text:span>)</text:p>
                  </text:list-item>
                  <text:list-item>
                    <text:p>bitwise <text:span text:style-name="T1">shift</text:span>: <text:span text:style-name="T7">&lt;&lt;</text:span> (left shift), <text:span text:style-name="T7">&gt;&gt;</text:span> (right)</text:p>
                    <text:list>
                      <text:list-item>
                        <text:p><text:span text:style-name="T7">cout</text:span>, <text:span text:style-name="T7">cin</text:span> <text:span text:style-name="T1">overload</text:span> these operators</text:p>
                      </text:list-item>
                    </text:list>
                  </text:list-item>
                </text:list>
              </text:list-item>
              <text:list-item>
                <text:p><text:span text:style-name="T1">Assignment</text:span> operators: <text:span text:style-name="T7">+=</text:span>, <text:span text:style-name="T7">-=</text:span>, etc.</text:p>
                <text:list>
                  <text:list-item>
                    <text:p>increment/decrement <text:span text:style-name="T7">++ </text:span>/ <text:span text:style-name="T7">--</text:span>:</text:p>
                    <text:list>
                      <text:list-item>
                        <text:p><text:span text:style-name="T2">numApples++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ernary</text:span> operator: <text:span text:style-name="T8">test</text:span> <text:span text:style-name="T7">?</text:span><text:span text:style-name="T8"> true_expr</text:span> <text:span text:style-name="T7">:</text:span> <text:span text:style-name="T8">false_exp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>Character input/output</text:p>
          </draw:text-box>
        </draw:frame>
        <draw:frame presentation:style-name="pr5" draw:layer="layout" svg:width="25.199cm" svg:height="14.599cm" svg:x="1.4cm" svg:y="4.507cm" presentation:class="outline" presentation:user-transformed="true">
          <draw:text-box>
            <text:list text:style-name="L2">
              <text:list-item>
                <text:p>We've already seen <text:span text:style-name="T7">cout</text:span> in <text:span text:style-name="T12">HelloWorld.cpp</text:span>:</text:p>
                <text:list>
                  <text:list-item>
                    <text:list>
                      <text:list-item>
                        <text:p><text:span text:style-name="T2">#include &lt;iostream&gt;</text:span></text:p>
                      </text:list-item>
                      <text:list-item>
                        <text:p><text:span text:style-name="T2">using namespace std;</text:span></text:p>
                      </text:list-item>
                      <text:list-item>
                        <text:p><text:span text:style-name="T2">cout &lt;&lt; “Hello, World!” &lt;&lt; endl;</text:span></text:p>
                      </text:list-item>
                    </text:list>
                  </text:list-item>
                </text:list>
              </text:list-item>
              <text:list-item>
                <text:p>Send <text:span text:style-name="T1">manipulators</text:span> to <text:span text:style-name="T7">cout</text:span> to change the <text:span text:style-name="T1">formatting</text:span> of the output stream:</text:p>
                <text:list>
                  <text:list-item>
                    <text:list>
                      <text:list-item>
                        <text:p><text:span text:style-name="T7">cout &lt;&lt; “in hex: ” &lt;&lt; </text:span><text:span text:style-name="T13">hex</text:span><text:span text:style-name="T7"> &lt;&lt; 15 &lt;&lt; endl;</text:span></text:p>
                      </text:list-item>
                    </text:list>
                  </text:list-item>
                </text:list>
              </text:list-item>
              <text:list-item>
                <text:p>Read <text:span text:style-name="T1">input</text:span> using <text:span text:style-name="T7">cin</text:span> and <text:span text:style-name="T7">&gt;&gt;</text:span>:</text:p>
                <text:list>
                  <text:list-item>
                    <text:list>
                      <text:list-item>
                        <text:p><text:span text:style-name="T2">int numApples;</text:span></text:p>
                      </text:list-item>
                      <text:list-item>
                        <text:p><text:span text:style-name="T2">cout &lt;&lt; “How many apples? ”;</text:span></text:p>
                      </text:list-item>
                      <text:list-item>
                        <text:p><text:span text:style-name="T2">cin &gt;&gt; numApples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>Array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Remember the <text:span text:style-name="T1">limitations</text:span> of C arrays:</text:p>
                <text:list>
                  <text:list-item>
                    <text:p><text:span text:style-name="T1">statically</text:span> <text:span text:style-name="T1">typed</text:span>, <text:span text:style-name="T1">fixed</text:span> <text:span text:style-name="T1">size</text:span></text:p>
                    <text:list>
                      <text:list-item>
                        <text:p><text:span text:style-name="T4">int appleBins[5] = { 10, 3, 17, 4, 0 };</text:span></text:p>
                      </text:list-item>
                      <text:list-item>
                        <text:p><text:span text:style-name="T4">appleBins[0]++;</text:span></text:p>
                      </text:list-item>
                      <text:list-item>
                        <text:p><text:span text:style-name="T4">for (int i=0; i&lt;5; i++) {</text:span></text:p>
                        <text:list>
                          <text:list-item>
                            <text:p><text:span text:style-name="T4">cout &lt;&lt; appleBins[i] &lt;&lt; endl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 safety checks if you access <text:span text:style-name="T1">out-of-bounds</text:span>!</text:p>
              </text:list-item>
              <text:list-item>
                <text:p>For something closer to Python's <text:span text:style-name="T1">lists</text:span>, see the C++ <text:span text:style-name="T1">STL</text:span> class <text:span text:style-name="T7">vector</text:span>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7-01-15T12:24:22</meta:creation-date>
    <dc:date>2009-01-14T17:22:45</dc:date>
    <meta:editing-cycles>20</meta:editing-cycles>
    <meta:editing-duration>PT07H53M20S</meta:editing-duration>
    <meta:document-statistic meta:object-count="189"/>
    <meta:user-defined meta:name="Info 1"/>
    <meta:user-defined meta:name="Info 2"/>
    <meta:user-defined meta:name="Info 3"/>
    <meta:user-defined meta:name="Info 4"/>
  </office:meta>
</office:document-meta>
</file>